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7000069D500007A94684C222F.wmf" manifest:media-type=""/>
  <manifest:file-entry manifest:full-path="Pictures/10000000000000C3000000A2827D8F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2" style:family="table">
      <style:table-properties style:width="17.009cm" fo:margin-left="0cm" table:align="left" style:writing-mode="lr-tb"/>
    </style:style>
    <style:style style:name="Taula2.A" style:family="table-column">
      <style:table-column-properties style:column-width="2.004cm"/>
    </style:style>
    <style:style style:name="Taula2.B" style:family="table-column">
      <style:table-column-properties style:column-width="4.403cm"/>
    </style:style>
    <style:style style:name="Taula2.C" style:family="table-column">
      <style:table-column-properties style:column-width="6.198cm"/>
    </style:style>
    <style:style style:name="Taula2.D" style:family="table-column">
      <style:table-column-properties style:column-width="4.404cm"/>
    </style:style>
    <style:style style:name="Taula2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ula2.D1" style:family="table-cell">
      <style:table-cell-properties style:vertical-align="bottom" fo:padding="0.097cm" fo:border="0.05pt solid #000000"/>
    </style:style>
    <style:style style:name="Taula2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ula2.D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7.009cm" fo:margin-left="0cm" table:align="left" style:writing-mode="lr-tb"/>
    </style:style>
    <style:style style:name="Taula4.A" style:family="table-column">
      <style:table-column-properties style:column-width="14.288cm"/>
    </style:style>
    <style:style style:name="Taula4.B" style:family="table-column">
      <style:table-column-properties style:column-width="2.722cm"/>
    </style:style>
    <style:style style:name="Taula4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ula4.B1" style:family="table-cell">
      <style:table-cell-properties style:vertical-align="bottom" fo:padding="0.097cm" fo:border="0.05pt solid #000000"/>
    </style:style>
    <style:style style:name="Taula4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ula4.B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4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15aee4" officeooo:paragraph-rsid="00d77502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15aee4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d901a3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dee450" officeooo:paragraph-rsid="00dee450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bold" officeooo:rsid="00d901a3" officeooo:paragraph-rsid="00d901a3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19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bold" officeooo:rsid="00dee450" officeooo:paragraph-rsid="00dee450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0" style:family="paragraph" style:parent-style-name="Text_20_body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15aee4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21" style:family="paragraph" style:parent-style-name="Text_20_body">
      <style:text-properties fo:font-weight="bold" officeooo:rsid="0018609b" officeooo:paragraph-rsid="00d901a3" style:font-weight-asian="bold" style:font-weight-complex="bold"/>
    </style:style>
    <style:style style:name="P22" style:family="paragraph" style:parent-style-name="Text_20_body">
      <style:text-properties fo:font-size="11pt" fo:font-weight="bold" officeooo:rsid="0018609b" officeooo:paragraph-rsid="00d77502" style:font-size-asian="11pt" style:font-weight-asian="bold" style:font-size-complex="11pt" style:font-weight-complex="bold"/>
    </style:style>
    <style:style style:name="P23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24" style:family="paragraph" style:parent-style-name="Standard">
      <style:text-properties style:font-name="arial" fo:font-size="12pt" fo:language="ca" fo:country="ES" fo:font-weight="bold" style:font-size-asian="12pt" style:font-weight-asian="bold" style:font-size-complex="12pt" style:language-complex="ar" style:country-complex="SA" style:font-weight-complex="bold"/>
    </style:style>
    <style:style style:name="P25" style:family="paragraph" style:parent-style-name="Standard">
      <style:text-properties fo:language="ca" fo:country="ES" fo:background-color="#ffff00" style:language-complex="ar" style:country-complex="SA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1pt" fo:language="ca" fo:country="ES" fo:font-style="normal" fo:font-weight="bold" officeooo:paragraph-rsid="00d77502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7" style:family="paragraph" style:parent-style-name="Standard">
      <style:text-properties fo:color="#000000" style:font-name="Arial" fo:font-size="10pt" fo:language="ca" fo:country="ES" style:font-size-asian="10pt" style:font-name-complex="Arial" style:font-size-complex="10pt" style:language-complex="ar" style:country-complex="SA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0e0bdb8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1pt" fo:font-weight="bold" officeooo:rsid="00282ee5" officeooo:paragraph-rsid="00e0bdb8" style:font-size-asian="11pt" style:font-weight-asian="bold" style:font-size-complex="11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282ee5" officeooo:paragraph-rsid="00e0bdb8" style:font-size-asian="11pt" style:font-weight-asian="normal" style:font-size-complex="11pt" style:font-weight-complex="normal"/>
    </style:style>
    <style:style style:name="P31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3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33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34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5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36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rsid="00d77502" officeooo:paragraph-rsid="00d77502" style:font-size-asian="11pt" style:font-weight-asian="bold" style:font-name-complex="Arial" style:font-size-complex="11pt" style:language-complex="ar" style:country-complex="SA" style:font-weight-complex="bold"/>
    </style:style>
    <style:style style:name="P37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8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d551b8" fo:background-color="transparent" style:font-name-asian="Times New Roman" style:font-size-asian="10pt" style:font-name-complex="Arial" style:font-size-complex="10pt" style:language-complex="ar" style:country-complex="SA"/>
    </style:style>
    <style:style style:name="P39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40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41" style:family="paragraph" style:parent-style-name="Standard">
      <style:paragraph-properties fo:background-color="#c0c0c0">
        <style:background-image/>
      </style:paragraph-properties>
      <style:text-properties fo:language="ca" fo:country="ES" style:language-complex="ar" style:country-complex="SA"/>
    </style:style>
    <style:style style:name="P42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d4e7dd" style:language-complex="ar" style:country-complex="SA"/>
    </style:style>
    <style:style style:name="P43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4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text-position="0% 100%" style:font-name="aRIAL"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45" style:family="paragraph" style:parent-style-name="Table_20_Contents">
      <style:text-properties fo:font-size="11pt" officeooo:rsid="0018609b" officeooo:paragraph-rsid="00d77502" style:font-size-asian="11pt" style:font-size-complex="11pt"/>
    </style:style>
    <style:style style:name="P46" style:family="paragraph" style:parent-style-name="Table_20_Contents">
      <style:text-properties fo:font-size="11pt" officeooo:rsid="0018609b" officeooo:paragraph-rsid="00d901a3" style:font-size-asian="11pt" style:font-size-complex="11pt"/>
    </style:style>
    <style:style style:name="P47" style:family="paragraph" style:parent-style-name="Table_20_Contents">
      <style:text-properties fo:font-size="11pt" officeooo:rsid="00198771" officeooo:paragraph-rsid="00d77502" style:font-size-asian="11pt" style:font-size-complex="11pt"/>
    </style:style>
    <style:style style:name="P48" style:family="paragraph" style:parent-style-name="Table_20_Contents">
      <style:text-properties fo:font-size="11pt" officeooo:paragraph-rsid="00d77502" style:font-size-asian="11pt" style:font-size-complex="11pt"/>
    </style:style>
    <style:style style:name="P49" style:family="paragraph" style:parent-style-name="Table_20_Contents">
      <style:text-properties fo:font-size="11pt" officeooo:paragraph-rsid="00d901a3" style:font-size-asian="11pt" style:font-size-complex="11pt"/>
    </style:style>
    <style:style style:name="P50" style:family="paragraph" style:parent-style-name="Table_20_Contents">
      <style:text-properties fo:font-size="11pt" officeooo:rsid="00dad272" officeooo:paragraph-rsid="00dad272" style:font-size-asian="11pt" style:font-size-complex="11pt"/>
    </style:style>
    <style:style style:name="P51" style:family="paragraph" style:parent-style-name="Standard" style:list-style-name="L1">
      <style:paragraph-properties fo:text-align="justify" style:justify-single-word="false"/>
      <style:text-properties style:font-name="Times New Roman" fo:font-size="11pt" fo:font-weight="normal" officeooo:rsid="00282ee5" officeooo:paragraph-rsid="00e0bdb8" style:font-size-asian="11pt" style:font-weight-asian="normal" style:font-size-complex="11pt" style:font-weight-complex="normal"/>
    </style:style>
    <style:style style:name="P52" style:family="paragraph" style:parent-style-name="Standard" style:list-style-name="L1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0e0bdb8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53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officeooo:paragraph-rsid="00e444d1" fo:background-color="transparent" style:font-size-asian="16pt" style:font-weight-asian="bold" style:font-size-complex="16pt" style:language-complex="ar" style:country-complex="SA"/>
    </style:style>
    <style:style style:name="P54" style:family="paragraph" style:parent-style-name="Standard" style:master-page-name="Standard">
      <style:paragraph-properties fo:text-align="center" style:justify-single-word="false" style:page-number="auto" fo:background-color="#c0c0c0">
        <style:background-image/>
      </style:paragraph-properties>
      <style:text-properties fo:language="ca" fo:country="ES" officeooo:paragraph-rsid="00e444d1" style:language-complex="ar" style:country-complex="SA"/>
    </style:style>
    <style:style style:name="P55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56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e444d1" style:language-complex="ar" style:country-complex="SA"/>
    </style:style>
    <style:style style:name="P57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" fo:font-size="8pt" fo:language="ca" fo:country="ES" style:font-size-asian="8pt"/>
    </style:style>
    <style:style style:name="T4" style:family="text">
      <style:text-properties style:font-name="Arial" fo:font-size="8pt" fo:language="ca" fo:country="ES" style:font-size-asian="8pt" style:font-name-complex="Arial" style:font-size-complex="8pt"/>
    </style:style>
    <style:style style:name="T5" style:family="text">
      <style:text-properties style:font-name="Arial" fo:font-size="8pt" fo:language="ca" fo:country="ES" fo:background-color="transparent" loext:char-shading-value="0" style:font-size-asian="8pt"/>
    </style:style>
    <style:style style:name="T6" style:family="text">
      <style:text-properties style:font-name="Arial" fo:font-size="8pt" style:font-size-asian="8pt" style:font-name-complex="Arial" style:font-size-complex="8pt"/>
    </style:style>
    <style:style style:name="T7" style:family="text">
      <style:text-properties style:font-name="Arial" fo:font-size="14pt" fo:font-weight="bold" officeooo:rsid="00d4e7dd" fo:background-color="transparent" loext:char-shading-value="0" style:font-size-asian="14pt" style:font-weight-asian="bold" style:font-size-complex="24pt" style:font-weight-complex="bold"/>
    </style:style>
    <style:style style:name="T8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9" style:family="text">
      <style:text-properties style:font-name="Arial" fo:font-size="16pt" fo:font-weight="bold" officeooo:rsid="00e80478" fo:background-color="transparent" loext:char-shading-value="0" style:font-size-asian="16pt" style:font-weight-asian="bold" style:font-size-complex="16pt"/>
    </style:style>
    <style:style style:name="T10" style:family="text">
      <style:text-properties style:font-name="Arial" fo:font-size="16pt" fo:font-weight="bold" style:font-size-asian="16pt" style:font-weight-asian="bold" style:font-size-complex="16pt"/>
    </style:style>
    <style:style style:name="T11" style:family="text">
      <style:text-properties style:font-name="Arial" fo:font-size="16pt" fo:language="ca" fo:country="ES" fo:font-weight="bold" fo:background-color="transparent" loext:char-shading-value="0" style:font-size-asian="16pt" style:font-weight-asian="bold" style:font-size-complex="16pt" style:language-complex="ar" style:country-complex="SA"/>
    </style:style>
    <style:style style:name="T12" style:family="text">
      <style:text-properties officeooo:rsid="00dd0b04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background-color="transparent" loext:char-shading-value="0" style:font-size-asian="16pt" style:font-size-complex="16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d5d910" style:font-style-asian="normal" style:font-style-complex="normal"/>
    </style:style>
    <style:style style:name="T18" style:family="text">
      <style:text-properties fo:color="#000000" officeooo:rsid="00788bab"/>
    </style:style>
    <style:style style:name="T19" style:family="text">
      <style:text-properties fo:color="#000000" officeooo:rsid="00d77502"/>
    </style:style>
    <style:style style:name="T20" style:family="text">
      <style:text-properties style:font-weight-complex="normal"/>
    </style:style>
    <style:style style:name="T21" style:family="text">
      <style:text-properties style:font-name="Arial Black" fo:font-size="24pt" officeooo:rsid="00d4e7dd" fo:background-color="transparent" loext:char-shading-value="0" style:font-size-asian="24pt" style:font-size-complex="24pt" style:font-weight-complex="bold"/>
    </style:style>
    <style:style style:name="T22" style:family="text">
      <style:text-properties officeooo:rsid="00d77502"/>
    </style:style>
    <style:style style:name="T23" style:family="text">
      <style:text-properties officeooo:rsid="00198771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e0bdb8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text:span text:style-name="T10">CFG</text:span><text:span text:style-name="T8">S Administració de Sistemes Informàtics</text:span></text:p>
      <text:p text:style-name="P53">CFGS Desenvolupament d'Aplicacions Multiplataforma</text:p>
      <text:h text:style-name="P56" text:outline-level="1"><text:span text:style-name="T8">CFGS Desenvolupament d'Aplicacions </text:span><text:span text:style-name="T9">Web</text:span></text:h>
      <text:h text:style-name="P56" text:outline-level="1"><text:span text:style-name="T14">Mòdul 3</text:span><text:span text:style-name="T13"> – Programació bàsica</text:span></text:h>
      <text:h text:style-name="P57" text:outline-level="1">UF2 – <text:span text:style-name="T20">Programació modular</text:span></text:h>
      <text:p text:style-name="P42"><text:span text:style-name="T21">Informe de lliurament A401</text:span><text:span text:style-name="T7"> </text:span></text:p>
      <text:p text:style-name="P41"/>
      <text:p text:style-name="P33"/>
      <text:p text:style-name="P24"/>
      <text:p text:style-name="P27"/>
      <text:p text:style-name="P35">Forma i dates de lliurament</text:p>
      <text:p text:style-name="P25"/>
      <text:p text:style-name="P38">En cas que hagueu de lliurar diversos fitxers, comprimiu-los tots en un format <text:span text:style-name="T15">ZIP</text:span><text:span text:style-name="T16"> </text:span><text:span text:style-name="T17">incloeu aquest document prèviament omplert en el fitxer comprimit i lliureu-lo a la bústia de de lliuraments de la unitat 4 abans de la data límit. Intenteu respectar sempre la data recomanada.</text:span></text:p>
      <text:p text:style-name="P37"/>
      <text:p text:style-name="P34"/>
      <text:p text:style-name="P36">Informe<text:bookmark-start text:name="__DdeLink__3243_1392924193"/></text:p>
      <text:h text:style-name="P55" text:outline-level="1"><text:bookmark-end text:name="__DdeLink__3243_1392924193"/></text:h>
      <text:p text:style-name="P26"><text:span text:style-name="T18">E</text:span><text:span text:style-name="T19">XERCICI 1</text:span></text:p>
      <text:p text:style-name="P44"/>
      <text:p text:style-name="P22"><text:span text:style-name="T23">Omple el quadre següent u</text:span>n cop realitzat <text:span text:style-name="T22">l'exercici </text:span>i comprovada la solució.</text:p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>
          <table:table-cell table:style-name="Taula2.A1" office:value-type="string">
            <text:p text:style-name="P48"/>
          </table:table-cell>
          <table:table-cell table:style-name="Taula2.A1" office:value-type="string">
            <text:p text:style-name="P45">La meva solució, respecte la presentada als materials, és ... (igual/semblant/diferent)</text:p>
          </table:table-cell>
          <table:table-cell table:style-name="Taula2.A1" office:value-type="string">
            <text:p text:style-name="P47">Considero que la meva solució, respecte la presentada als materials, és ...</text:p>
            <text:p text:style-name="P47">(igual de bona, més bona, menys bona)</text:p>
          </table:table-cell>
          <table:table-cell table:style-name="Taula2.D1" office:value-type="string">
            <text:p text:style-name="P47">La dificultat del repte m'ha semblat ...</text:p>
            <text:p text:style-name="P47">(fàcil, assumible, difícil)</text:p>
          </table:table-cell>
        </table:table-row>
        <table:table-row>
          <table:table-cell table:style-name="Taula2.A2" office:value-type="string">
            <text:p text:style-name="P45"/>
          </table:table-cell>
          <table:table-cell table:style-name="Taula2.A2" office:value-type="string">
            <text:p text:style-name="P48"/>
          </table:table-cell>
          <table:table-cell table:style-name="Taula2.A2" office:value-type="string">
            <text:p text:style-name="P48"/>
          </table:table-cell>
          <table:table-cell table:style-name="Taula2.D2" office:value-type="string">
            <text:p text:style-name="P48"/>
          </table:table-cell>
        </table:table-row>
      </table:table>
      <text:p text:style-name="P14"/>
      <text:p text:style-name="P19">Creus que el fet de separar la captura de dades entrades per l'usuari, del processament de d'aquestes dades i de la mostra de resultats per la pantalla pot ajudar a reutilitzar algunes funcions?</text:p>
      <text:p text:style-name="P17"/>
      <text:p text:style-name="P17"/>
      <text:p text:style-name="P17"/>
      <text:p text:style-name="P17"/>
      <text:p text:style-name="P17"/>
      <text:p text:style-name="P14"/>
      <text:p text:style-name="P18">EXERCICI 2</text:p>
      <text:p text:style-name="P18"/>
      <text:p text:style-name="P18">Fes un breu resum (no més de 3 línies) de les conclusions a les que heu arribat al fòrum respecte aquest exercici.</text:p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8">EXERCICI 3</text:p>
      <text:p text:style-name="P18"/>
      <text:p text:style-name="P21"><text:span text:style-name="T23">Omple el quadre següent u</text:span>n cop realitzat <text:span text:style-name="T22">l'exercici </text:span>i comprovada la solució.</text:p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50">He encertat la veracitat de totes les sentències proposades</text:p>
          </table:table-cell>
          <table:table-cell table:style-name="Taula4.B1" office:value-type="string">
            <text:p text:style-name="P46"/>
          </table:table-cell>
        </table:table-row>
        <table:table-row>
          <table:table-cell table:style-name="Taula4.A2" office:value-type="string">
            <text:p text:style-name="P50">He fallat en una sentència</text:p>
          </table:table-cell>
          <table:table-cell table:style-name="Taula4.B2" office:value-type="string">
            <text:p text:style-name="P49"/>
          </table:table-cell>
        </table:table-row>
        <table:table-row>
          <table:table-cell table:style-name="Taula4.A2" office:value-type="string">
            <text:p text:style-name="P50">He fallat en més d'una sentència</text:p>
          </table:table-cell>
          <table:table-cell table:style-name="Taula4.B2" office:value-type="string">
            <text:p text:style-name="P49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20"/>
      <text:p text:style-name="P29">VALORACIÓ</text:p>
      <text:p text:style-name="P30"/>
      <text:p text:style-name="P30"><text:span text:style-name="T24">Creus que aquesta activitat t'ha ajudat a entendre </text:span><text:span text:style-name="T25">què és un funció, com declarar-la i com invocar-la</text:span><text:span text:style-name="T24">? Indica el grau</text:span>:</text:p>
      <text:list xml:id="list1543156185590282366" text:style-name="L1">
        <text:list-item>
          <text:p text:style-name="P51">M'ha ajudat molt</text:p>
        </text:list-item>
        <text:list-item>
          <text:p text:style-name="P51">M'ha ajudat</text:p>
        </text:list-item>
        <text:list-item>
          <text:p text:style-name="P51">No m'ha ajudat gaire</text:p>
        </text:list-item>
        <text:list-item>
          <text:p text:style-name="P52">No m'ha ajudat gens</text:p>
        </text:list-item>
      </text:list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background-color="#ffffff">
        <style:background-image/>
      </style:paragraph-properties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" fo:font-size="8pt" fo:language="ca" fo:country="ES" style:font-size-asian="8pt" style:font-name-complex="Arial" style:font-size-complex="8pt"/>
    </style:style>
    <style:style style:name="MT4" style:family="text">
      <style:text-properties style:font-name="Arial" fo:font-size="8pt" style:font-size-asian="8pt" style:font-name-complex="Arial" style:font-size-complex="8pt"/>
    </style:style>
    <style:style style:name="MT5" style:family="text">
      <style:text-properties officeooo:rsid="00dd0b04"/>
    </style:style>
    <style:style style:name="MT6" style:family="text">
      <style:text-properties style:font-name="Arial" fo:font-size="8pt" fo:language="ca" fo:country="ES" style:font-size-asian="8pt"/>
    </style:style>
    <style:style style:name="MT7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1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span text:style-name="MT2">A401</text:span></text:p>
                  </table:table-cell>
                  <table:table-cell table:style-name="Taula1.A1" office:value-type="string">
                    <text:p text:style-name="MP6">Activitat A-401</text:p>
                  </table:table-cell>
                  <table:table-cell table:style-name="Taula1.B1.3.1" office:value-type="string" table:protected="true">
                    <text:p text:style-name="MP7"><text:span text:style-name="MT3">Pàgina </text:span><text:span text:style-name="MT4"><text:page-number text:select-page="current">2</text:page-number></text:span><text:span text:style-name="Page_20_Number"><text:span text:style-name="MT4"> de </text:span></text:span><text:span text:style-name="MT4"><text:page-count style:num-format="1">2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5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684C222F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6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3">Pàgina </text:span><text:span text:style-name="MT4"><text:page-number text:select-page="current">0</text:page-number></text:span><text:span text:style-name="Page_20_Number"><text:span text:style-name="MT4"> de </text:span></text:span><text:span text:style-name="MT4"><text:page-count style:num-format="1">2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6">Lliurament: </text:span><text:bookmark-start text:name="__DdeLink__1857_984997732"/><text:span text:style-name="MT6">12</text:span><text:span text:style-name="MT7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Pilar Bertrans</meta:initial-creator>
    <meta:creation-date>2011-07-26T20:32:45.570000000</meta:creation-date>
    <dc:language>es-ES</dc:language>
    <meta:editing-cycles>321</meta:editing-cycles>
    <meta:editing-duration>P5DT1H29M10S</meta:editing-duration>
    <dc:date>2016-04-11T18:44:09.977934652</dc:date>
    <dc:creator>Josep Bornas</dc:creator>
    <meta:document-statistic meta:table-count="4" meta:image-count="3" meta:object-count="0" meta:page-count="2" meta:paragraph-count="47" meta:word-count="304" meta:character-count="1903" meta:non-whitespace-character-count="1645"/>
    <meta:user-defined meta:name="Info 1"/>
    <meta:user-defined meta:name="Info 2"/>
    <meta:user-defined meta:name="Info 3"/>
    <meta:user-defined meta:name="Info 4"/>
  </office:meta>
</office:document-meta>
</file>